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SpelExpressionParser.peekToken( TokenKind desiredToken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eatExpress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ternalSpelExpressionParser.maybeEatNullRefer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SpelExpressionParser.maybeEatMethod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SpelExpressionParser.eatProductExpres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ernalSpelExpressionParser.maybeEatTypeRefere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ternalSpelExpressionParser.InternalSpelExpressionParser( Spe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maybeEatFunctionOrV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ernalSpelExpressionParser.eatStartNod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ternalSpelExpressionParser.checkRightOperand( Token token , @ Nullable SpelNodeImpl operand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SpelExpressionParser.peekToken( TokenKind desiredTokenKind , boolean consumeIfMatch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ernalSpelExpressionParser.maybeEatParenExpr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SpelExpressionParser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maybeEatInlineListOrMap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InternalSpelExpressionParser.consumeArguments( List &lt; SpelNodeImpl &gt; accumulatedArgu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rnalSpelExpressionParser.peekSelectTok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SpelExpressionParser.push( SpelNodeImpl new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eatPowerIncDecExpres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ternalSpelExpressionParser.pee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pelExpressionParser.eatSumExpres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SpelExpressionParser.take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pelExpressionParser.peekToken( TokenKind possible1 , TokenKind possibl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SpelExpressionParser.eatPossiblyQualified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nalSpelExpressionParser.peekToken( TokenKind possible1 , TokenKind possible2 , TokenKind possible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SpelExpressionParser.maybeEatLitera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ternalSpelExpressionParser.positionOf( @ Nullable Token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pelExpressionParser.eatPrimaryExpress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nalSpelExpressionParser.eatRelationalExpress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ternalSpelExpressionParser.eatUnaryExpress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ternalSpelExpressionParser.maybeEatConstructorReferenc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ternalSpelExpressionParser.maybeEatIndex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SpelExpressionParser.peekIdentifierToken( String identifier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SpelExpressionParser.ea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maybeEatMethodOrProperty( boolean nullSafeNavig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SpelExpressionParser.eatLogicalOrExpr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SpelExpressionParser.maybeEatProjection( boolean nullSafeNavig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SpelExpressionParser.eatDottedN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nalSpelExpressionParser.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SpelExpressionParser.maybeEatSelection( boolean nullSafeNavig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ternalSpelExpressionParser.eatNonDotted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SpelExpressionParser.maybeEatRelationalOpera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ternalSpelExpressionParser.eatToken( TokenKind expectedKi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SpelExpressionParser.maybeEatBeanReferen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ternalSpelExpressionParser.eatConstructorArgs( List &lt; SpelNodeImpl &gt; accumulated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SpelExpressionParser.toString( @ Nullable Token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SpelExpressionParser.checkLeftOperand( Token token , @ Nullable SpelNodeImpl operand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SpelExpressionParser.doParseExpression( String expressionString , @ Nullable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ternalSpelExpressionParser.eatLogicalAndExpr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SpelExpressionParser.internalException( int startPos , SpelMessage messag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SpelExpressionParser.isValidQualifiedId( @ Nullable Token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SpelExpressionParser.checkOperands( Token token , @ Nullable SpelNodeImpl left , @ Nullable SpelNodeImpl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